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1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0.8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6.6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6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6pt" style:font-size-asian="6pt" style:font-size-complex="6p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cm" svg:x="7.7cm" svg:y="0.9cm">
          <text:p text:style-name="P1">Where/what is </text:p>
          <text:p text:style-name="P1">the proble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7.7cm" svg:y1="1.9cm" svg:x2="4.9cm" svg:y2="2.5cm" draw:start-shape="id1" draw:start-glue-point="5" draw:end-shape="id2" draw:end-glue-point="7" svg:d="M7700 1900h-1447v600h-1353" svg:viewBox="0 0 2801 601">
          <text:p text:style-name="P1"><text:span text:style-name="T1">wordpres</text:span><text:span text:style-name="T1">s</text:span></text:p>
        </draw:connector>
        <draw:custom-shape draw:style-name="gr3" draw:text-style-name="P3" xml:id="id2" draw:id="id2" draw:layer="layout" svg:width="3cm" svg:height="1.6cm" svg:x="1.9cm" svg:y="1.7cm">
          <text:p text:style-name="P1"><text:span text:style-name="T2">What do you</text:span></text:p>
          <text:p text:style-name="P1"><text:span text:style-name="T2">need to ed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3.4cm" svg:y1="1.7cm" svg:x2="1cm" svg:y2="0.7cm" draw:start-shape="id2" draw:start-glue-point="4" draw:end-shape="id3" svg:d="M3400 1700v-1000h-2400" svg:viewBox="0 0 2401 1001">
          <text:p text:style-name="P1"><text:span text:style-name="T1">wp-content</text:span></text:p>
        </draw:connector>
        <draw:custom-shape draw:style-name="gr4" draw:text-style-name="P4" xml:id="id3" draw:id="id3" draw:layer="layout" svg:width="2.2cm" svg:height="1cm" svg:x="-1.2cm" svg:y="0.2cm">
          <text:p text:style-name="P1"><text:span text:style-name="T3">Mapped from </text:span></text:p>
          <text:p text:style-name="P1"><text:span text:style-name="T3">/var/www/</text:span><text:span text:style-name="T3">$domain/public_html/wp-conten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4cm" svg:y1="3.3cm" svg:x2="1.6cm" svg:y2="4.6cm" draw:start-shape="id2" draw:start-glue-point="6" draw:end-shape="id4" draw:end-glue-point="4" svg:d="M3400 3300v651h-1800v649" svg:viewBox="0 0 1801 1301">
          <text:p text:style-name="P1"><text:span text:style-name="T1">Wordpress core </text:span><text:span text:style-name="T1">lib</text:span></text:p>
        </draw:connector>
        <draw:custom-shape draw:style-name="gr5" draw:text-style-name="P4" xml:id="id4" draw:id="id4" draw:layer="layout" svg:width="2.6cm" svg:height="1.4cm" svg:x="0.3cm" svg:y="4.6cm">
          <text:p text:style-name="P1"><text:span text:style-name="T3">Site is on-demand</text:span></text:p>
          <text:p text:style-name="P1"><text:span text:style-name="T3">or part of group-fp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4" draw:layer="layout" svg:x1="0.3cm" svg:y1="5.3cm" svg:x2="-3.85cm" svg:y2="6.9cm" draw:start-shape="id4" draw:start-glue-point="5" draw:end-shape="id5" svg:d="M300 5300h-4150v1600" svg:viewBox="0 0 4151 1601">
          <text:p text:style-name="P1"><text:span text:style-name="T3">on-demand</text:span></text:p>
        </draw:connector>
        <draw:custom-shape draw:style-name="gr6" draw:text-style-name="P6" xml:id="id5" draw:id="id5" draw:layer="layout" svg:width="7.1cm" svg:height="1.4cm" svg:x="-7.4cm" svg:y="6.9cm">
          <text:p text:style-name="P5"><text:span text:style-name="T4">* Start the container: </text:span><text:span text:style-name="T4">docker start </text:span><text:span text:style-name="T4">$domain.fpm</text:span></text:p>
          <text:p text:style-name="P5"><text:span text:style-name="T4">* To open a shell: </text:span><text:span text:style-name="T4">docker exec -e </text:span><text:span text:style-name="T4">“TERM=xterm” -it </text:span><text:span text:style-name="T4">$domain.fpm ash</text:span></text:p>
          <text:p text:style-name="P5"><text:span text:style-name="T4">* Make changes </text:span><text:span text:style-name="T4">using nano</text:span></text:p>
          <text:p text:style-name="P5"><text:span text:style-name="T4">* File a support ticket </text:span><text:span text:style-name="T4">against this repo to </text:span><text:span text:style-name="T4">make changes </text:span><text:span text:style-name="T4">permanent</text:span></text:p>
          <text:p text:style-name="P5"><text:span text:style-name="T4">* See A Appendix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9cm" svg:y1="5.3cm" svg:x2="3.75cm" svg:y2="6.9cm" draw:start-shape="id4" draw:start-glue-point="7" draw:end-shape="id6" svg:d="M2900 5300h850v1600" svg:viewBox="0 0 851 1601">
          <text:p text:style-name="P1"><text:span text:style-name="T1">group-fpm</text:span></text:p>
        </draw:connector>
        <draw:custom-shape draw:style-name="gr6" draw:text-style-name="P6" xml:id="id6" draw:id="id6" draw:layer="layout" svg:width="7.1cm" svg:height="1.4cm" svg:x="0.2cm" svg:y="6.9cm">
          <text:p text:style-name="P5"><text:span text:style-name="T4">* To open a shell: docker </text:span><text:span text:style-name="T4">exec -e “TERM=xterm” -it </text:span><text:span text:style-name="T4">group-fpm ash</text:span></text:p>
          <text:p text:style-name="P5"><text:span text:style-name="T4">* Make changes using nano</text:span></text:p>
          <text:p text:style-name="P5"><text:span text:style-name="T4">* File a support ticket </text:span><text:span text:style-name="T4">against this repo to make </text:span><text:span text:style-name="T4">changes permanent</text:span></text:p>
          <text:p text:style-name="P5"><text:span text:style-name="T4">* See B Appendix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.9cm" svg:y1="2.5cm" svg:x2="-2.4cm" svg:y2="2cm" draw:start-shape="id2" draw:start-glue-point="5" draw:end-shape="id7" svg:d="M1900 2500h-2149v-500h-2151" svg:viewBox="0 0 4301 501">
          <text:p text:style-name="P1"><text:span text:style-name="T1">wp-settings.php</text:span></text:p>
        </draw:connector>
        <draw:custom-shape draw:style-name="gr7" draw:text-style-name="P7" xml:id="id7" draw:id="id7" draw:layer="layout" svg:width="7.1cm" svg:height="2cm" svg:x="-9.5cm" svg:y="1cm">
          <text:p text:style-name="P5"><text:span text:style-name="T3">* Most settings defined in</text:span></text:p>
          <text:p text:style-name="P5"><text:span text:style-name="T3">/var/www/$domain/.env</text:span></text:p>
          <text:p text:style-name="P5"><text:span text:style-name="T3">* Edit env file, then restart </text:span><text:span text:style-name="T3">container</text:span></text:p>
          <text:p text:style-name="P5"><text:span text:style-name="T3">* See current/available settings </text:span><text:span text:style-name="T3">by reading template:</text:span></text:p>
          <text:p text:style-name="P5"><text:span text:style-name="T3">repo:docker/apps/wordpress/wp-</text:span><text:span text:style-name="T3">settings.ph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-2.3cm" svg:y1="3.1cm" svg:x2="0.2cm" svg:y2="4.9cm">
          <text:p text:style-name="P1"><text:span text:style-name="T5">I still need to edit wp-settings.php</text:span></text:p>
        </draw:line>
        <draw:custom-shape draw:style-name="gr9" draw:text-style-name="P4" xml:id="id8" draw:id="id8" draw:layer="layout" svg:width="4.6cm" svg:height="1.6cm" svg:x="-15cm" svg:y="4cm">
          <text:p text:style-name="P1"><text:span text:style-name="T3">I need to restart the php contain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9" draw:id="id9" draw:layer="layout" svg:width="2.6cm" svg:height="1.5cm" svg:x="-13.6cm" svg:y="8cm">
          <text:p text:style-name="P1"><text:span text:style-name="T1"><text:s/></text:span><text:span text:style-name="T1">Docker stop php-fpm; docker start php-fpm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-12.7cm" svg:y1="5.6cm" svg:x2="-12.3cm" svg:y2="8cm" draw:start-shape="id8" draw:start-glue-point="6" draw:end-shape="id9" svg:d="M-12700 5600v1201h400v1199" svg:viewBox="0 0 401 2401">
          <text:p text:style-name="P2"><text:span text:style-name="T1">Website is in group-fpm</text:span></text:p>
        </draw:connector>
        <draw:custom-shape draw:style-name="gr11" draw:text-style-name="P6" draw:layer="layout" svg:width="2.5cm" svg:height="1cm" svg:x="-16.4cm" svg:y="1.6cm">
          <text:p text:style-name="P5"><text:span text:style-name="T4">Sytemctl stop fpm@$domain.fpm; systemctl start fpm@$domain.fpm</text:span></text:p>
          <text:p text:style-name="P5"><text:span text:style-name="T4">Or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2:22:23.378473354</meta:creation-date>
    <meta:editing-duration>PT4M27S</meta:editing-duration>
    <meta:editing-cycles>5</meta:editing-cycles>
    <meta:generator>LibreOffice/5.2.5.1$Linux_X86_64 LibreOffice_project/20$Build-1</meta:generator>
    <dc:date>2017-02-17T12:27:01.037565109</dc:date>
    <meta:document-statistic meta:object-count="18"/>
  </office:meta>
</office:document-meta>
</file>